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variant="normal" fo:text-transform="none" fo:color="#1f1f1f" loext:opacity="100%" style:font-name="Google Sans" fo:font-size="12pt" fo:font-style="normal" fo:font-weight="bold"/>
    </style:style>
    <style:style style:name="P2" style:family="paragraph" style:parent-style-name="Table_20_Contents">
      <style:paragraph-properties fo:margin-left="0in" fo:margin-right="0in" fo:margin-top="0in" fo:margin-bottom="0in" style:contextual-spacing="false" style:line-height-at-least="0.2083in" fo:orphans="2" fo:widows="2" fo:keep-with-next="auto"/>
      <style:text-properties fo:font-variant="normal" fo:text-transform="none" fo:color="#1f1f1f" loext:opacity="100%" style:font-name="Google Sans" fo:font-size="10.5pt" fo:font-style="normal" fo:font-weight="normal"/>
    </style:style>
    <style:style style:name="P3" style:family="paragraph" style:parent-style-name="Table_20_Contents">
      <style:paragraph-properties fo:margin-left="0in" fo:margin-right="0in" fo:margin-top="0in" fo:margin-bottom="0in" style:contextual-spacing="false" style:line-height-at-least="0.2083in" fo:orphans="2" fo:widows="2" fo:text-indent="0in" style:auto-text-indent="false" fo:keep-with-next="auto"/>
      <style:text-properties fo:font-variant="normal" fo:text-transform="none" fo:color="#1f1f1f" loext:opacity="100%" style:font-name="Google Sans" fo:font-size="10.5pt" fo:font-style="normal" fo:font-weight="normal"/>
    </style:style>
    <style:style style:name="P4" style:family="paragraph" style:parent-style-name="Table_20_Heading">
      <style:paragraph-properties fo:margin-left="0in" fo:margin-right="0in" fo:margin-top="0in" fo:margin-bottom="0in" style:contextual-spacing="false" style:line-height-at-least="0.25in" fo:orphans="2" fo:widows="2" fo:text-indent="0in" style:auto-text-indent="false" fo:keep-with-next="auto"/>
      <style:text-properties fo:font-variant="normal" fo:text-transform="none" fo:color="#1f1f1f" loext:opacity="100%" style:font-name="Google Sans" fo:font-size="12pt" fo:font-style="normal" fo:font-weight="bold"/>
    </style:style>
    <style:style style:name="P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19"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1"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2"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3"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5"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6"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7"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8"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29"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0"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1"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2" style:family="paragraph" style:parent-style-name="Text_20_body" style:list-style-name="L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3"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4"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5"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6"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7"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8"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39"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0"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1"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2"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3"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4"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5"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6"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7"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8" style:family="paragraph" style:parent-style-name="Text_20_body" style:list-style-name="L2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49" style:family="paragraph" style:parent-style-name="Text_20_body" style:list-style-name="L2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0" style:family="paragraph" style:parent-style-name="Text_20_body" style:list-style-name="L2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style>
    <style:style style:name="P51"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2"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3"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4"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5"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6"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7"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8"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59"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0"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1"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2"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3" style:family="paragraph" style:parent-style-name="Text_20_body" style:master-page-name="">
      <style:paragraph-properties fo:margin-left="0in" fo:margin-right="0in" fo:margin-top="0.1665in" fo:margin-bottom="0.1665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4"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5"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6"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7"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8"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69"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0" style:family="paragraph" style:parent-style-name="Text_20_body" style:list-style-name="L1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1" style:family="paragraph" style:parent-style-name="Text_20_body" style:list-style-name="L1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2" style:family="paragraph" style:parent-style-name="Text_20_body" style:list-style-name="L1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3"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4"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5"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6"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7"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8"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79"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0"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1" style:family="paragraph" style:parent-style-name="Text_20_body" style:list-style-name="L1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2"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3"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4"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5"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6"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7"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8"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89" style:family="paragraph" style:parent-style-name="Text_20_body" style:list-style-name="L1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0" style:family="paragraph" style:parent-style-name="Text_20_body" style:list-style-name="L1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1" style:family="paragraph" style:parent-style-name="Text_20_body" style:list-style-name="L1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2" style:family="paragraph" style:parent-style-name="Text_20_body" style:list-style-name="L17"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3" style:family="paragraph" style:parent-style-name="Text_20_body" style:list-style-name="L18"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4" style:family="paragraph" style:parent-style-name="Text_20_body" style:list-style-name="L1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5" style:family="paragraph" style:parent-style-name="Text_20_body" style:list-style-name="L1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6" style:family="paragraph" style:parent-style-name="Text_20_body" style:list-style-name="L19"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7" style:family="paragraph" style:parent-style-name="Text_20_body" style:list-style-name="L2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8" style:family="paragraph" style:parent-style-name="Text_20_body" style:list-style-name="L2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99" style:family="paragraph" style:parent-style-name="Text_20_body" style:list-style-name="L20"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0"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1"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2"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3"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4"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5"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6" style:family="paragraph" style:parent-style-name="Text_20_body" style:list-style-name="L2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7" style:family="paragraph" style:parent-style-name="Text_20_body" style:list-style-name="L2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8" style:family="paragraph" style:parent-style-name="Text_20_body" style:list-style-name="L2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09" style:family="paragraph" style:parent-style-name="Text_20_body" style:list-style-name="L2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0" style:family="paragraph" style:parent-style-name="Text_20_body" style:list-style-name="L2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1" style:family="paragraph" style:parent-style-name="Text_20_body" style:list-style-name="L2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2" style:family="paragraph" style:parent-style-name="Text_20_body" style:list-style-name="L2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3" style:family="paragraph" style:parent-style-name="Text_20_body" style:list-style-name="L2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4" style:family="paragraph" style:parent-style-name="Text_20_body" style:list-style-name="L2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5" style:family="paragraph" style:parent-style-name="Text_20_body" style:list-style-name="L2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6" style:family="paragraph" style:parent-style-name="Text_20_body" style:list-style-name="L2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7" style:family="paragraph" style:parent-style-name="Text_20_body" style:list-style-name="L2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8" style:family="paragraph" style:parent-style-name="Text_20_body" style:list-style-name="L2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19" style:family="paragraph" style:parent-style-name="Text_20_body" style:list-style-name="L2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style:style>
    <style:style style:name="P120" style:family="paragraph" style:parent-style-name="Text_20_body"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1" style:family="paragraph" style:parent-style-name="Text_20_body" style:list-style-name="L1"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2" style:family="paragraph" style:parent-style-name="Text_20_body" style:list-style-name="L2"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3" style:family="paragraph" style:parent-style-name="Text_20_body" style:list-style-name="L3"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4" style:family="paragraph" style:parent-style-name="Text_20_body" style:list-style-name="L4"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5" style:family="paragraph" style:parent-style-name="Text_20_body" style:list-style-name="L5"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P126" style:family="paragraph" style:parent-style-name="Text_20_body" style:list-style-name="L6" style:master-page-name="">
      <style:paragraph-properties fo:margin-left="0in" fo:margin-right="0in" fo:margin-top="0in" fo:margin-bottom="0in" style:contextual-spacing="false" style:line-height-at-least="0.2917in" fo:orphans="2" fo:widows="2" fo:text-indent="0in" style:auto-text-indent="false" style:page-number="auto" fo:break-before="auto" fo:break-after="auto" fo:padding="0in" fo:border="none" fo:keep-with-next="auto" style:writing-mode="lr-tb"/>
      <style:text-properties fo:font-variant="normal" fo:text-transform="none" fo:color="#1f1f1f" loext:opacity="100%" style:font-name="Google Sans" fo:font-size="12pt" fo:font-style="normal" fo:font-weight="normal" loext:padding="0in" loext:border="none"/>
    </style:style>
    <style:style style:name="T1" style:family="text">
      <style:text-properties loext:padding="0in" loext:border="none"/>
    </style:style>
    <style:style style:name="T2" style:family="text">
      <style:text-properties fo:font-variant="normal" fo:text-transform="none" fo:color="#1f1f1f" loext:opacity="100%" style:font-name="Google Sans" fo:font-size="12pt" fo:font-style="normal" fo:font-weight="bold" loext:padding="0in" loext:border="none"/>
    </style:style>
    <style:style style:name="T3" style:family="text">
      <style:text-properties fo:font-variant="normal" fo:text-transform="none" fo:color="#1f1f1f" loext:opacity="100%" style:font-name="Google Sans" fo:font-size="12pt" fo:font-style="normal" fo:font-weight="normal"/>
    </style:style>
    <style:style style:name="T4" style:family="text">
      <style:text-properties fo:font-variant="normal" fo:text-transform="none" fo:color="#1f1f1f" loext:opacity="100%" style:font-name="Google Sans" fo:font-size="12pt" fo:font-style="normal" fo:font-weight="normal" loext:padding="0in" loext:border="none"/>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assword Policy for [Company Name]</text:h>
      <text:p text:style-name="P5"><text:span text:style-name="Strong_20_Emphasis"><text:span text:style-name="T2">1. Introduction</text:span></text:span></text:p>
      <text:p text:style-name="P51">This document outlines the password policy for [Company Name] in accordance with the principles of ISO 27001 for Information Security Management Systems (ISMS). This policy aims to ensure the confidentiality, integrity, and availability of company data by promoting strong password practices among all employees.</text:p>
      <text:p text:style-name="P5"><text:span text:style-name="Strong_20_Emphasis"><text:span text:style-name="T2">2. Purpose</text:span></text:span></text:p>
      <text:p text:style-name="P51">The purpose of this policy is to:</text:p>
      <text:list text:style-name="L20">
        <text:list-item>
          <text:p text:style-name="P97">Establish minimum requirements for creating and using strong passwords. </text:p>
        </text:list-item>
        <text:list-item>
          <text:p text:style-name="P97">Reduce the risk of unauthorized access to company systems and data. </text:p>
        </text:list-item>
        <text:list-item>
          <text:p text:style-name="P97">Promote employee awareness of password security best practices. </text:p>
        </text:list-item>
      </text:list>
      <text:p text:style-name="P5"><text:span text:style-name="Strong_20_Emphasis"><text:span text:style-name="T2">3. Scope</text:span></text:span></text:p>
      <text:p text:style-name="P51">This policy applies to all employees of [Company Name], including contractors, temporary workers, and anyone with access to company systems and data.</text:p>
      <text:p text:style-name="P5"><text:span text:style-name="Strong_20_Emphasis"><text:span text:style-name="T2">4. Policy</text:span></text:span></text:p>
      <text:list text:style-name="L21">
        <text:list-item>
          <text:p text:style-name="P40"><text:span text:style-name="Strong_20_Emphasis"><text:span text:style-name="T2">Password Requirements:</text:span></text:span><text:span text:style-name="T3"> </text:span></text:p>
          <text:list>
            <text:list-item>
              <text:p text:style-name="P40"><text:span text:style-name="T3">Minimum length: </text:span><text:span text:style-name="Strong_20_Emphasis"><text:span text:style-name="T2">[Minimum length, typically 8 characters]</text:span></text:span><text:span text:style-name="T3"> </text:span></text:p>
            </text:list-item>
            <text:list-item>
              <text:p text:style-name="P100">Complexity: Passwords must include a combination of uppercase and lowercase letters, numbers, and symbols. </text:p>
            </text:list-item>
            <text:list-item>
              <text:p text:style-name="P100">Dictionary words and personal information (names, birthdays, etc.) are prohibited. </text:p>
            </text:list-item>
          </text:list>
        </text:list-item>
        <text:list-item>
          <text:p text:style-name="P40"><text:span text:style-name="Strong_20_Emphasis"><text:span text:style-name="T2">Password Management:</text:span></text:span><text:span text:style-name="T3"> </text:span></text:p>
          <text:list>
            <text:list-item>
              <text:p text:style-name="P100">Passwords should be unique for each system or application. </text:p>
            </text:list-item>
            <text:list-item>
              <text:p text:style-name="P100">Sharing passwords is strictly forbidden. </text:p>
            </text:list-item>
            <text:list-item>
              <text:p text:style-name="P100">Passwords should not be written down or stored electronically in an unencrypted format. </text:p>
            </text:list-item>
            <text:list-item>
              <text:p text:style-name="P100">Password managers are encouraged for secure password storage. </text:p>
            </text:list-item>
          </text:list>
        </text:list-item>
        <text:list-item>
          <text:p text:style-name="P40"><text:span text:style-name="Strong_20_Emphasis"><text:span text:style-name="T2">Password Changes:</text:span></text:span><text:span text:style-name="T3"> </text:span></text:p>
          <text:list>
            <text:list-item>
              <text:p text:style-name="P40"><text:span text:style-name="T3">Passwords must be changed at least every </text:span><text:span text:style-name="Strong_20_Emphasis"><text:span text:style-name="T2">[Frequency, typically 90 days]</text:span></text:span><text:span text:style-name="T3"> </text:span></text:p>
            </text:list-item>
            <text:list-item>
              <text:p text:style-name="P100">Users will be prompted to change their password upon account activation and after a successful password reset. </text:p>
            </text:list-item>
            <text:list-item>
              <text:p text:style-name="P40"><text:soft-page-break/><text:span text:style-name="T3">Passwords cannot be reused within the past </text:span><text:span text:style-name="Strong_20_Emphasis"><text:span text:style-name="T2">[Number of previous passwords to disallow, typically 4]</text:span></text:span><text:span text:style-name="T3"> attempts. </text:span></text:p>
            </text:list-item>
          </text:list>
        </text:list-item>
        <text:list-item>
          <text:p text:style-name="P40"><text:span text:style-name="Strong_20_Emphasis"><text:span text:style-name="T2">Account Lockout:</text:span></text:span><text:span text:style-name="T3"> </text:span></text:p>
          <text:list>
            <text:list-item>
              <text:p text:style-name="P40"><text:span text:style-name="T3">After a predefined number of unsuccessful login attempts (e.g., **[Number of attempts]*/), the account will be locked for a set duration (e.g., </text:span><text:span text:style-name="Strong_20_Emphasis"><text:span text:style-name="T2">[Duration] minutes</text:span></text:span><text:span text:style-name="T3">). </text:span></text:p>
            </text:list-item>
          </text:list>
        </text:list-item>
      </text:list>
      <text:p text:style-name="P5"><text:span text:style-name="Strong_20_Emphasis"><text:span text:style-name="T2">5. Responsibilities</text:span></text:span></text:p>
      <text:list text:style-name="L22">
        <text:list-item>
          <text:p text:style-name="P48"><text:span text:style-name="Strong_20_Emphasis"><text:span text:style-name="T2">Management:</text:span></text:span><text:span text:style-name="T3"> </text:span></text:p>
          <text:list>
            <text:list-item>
              <text:p text:style-name="P107">Is responsible for enforcing this policy and ensuring employee awareness. </text:p>
            </text:list-item>
            <text:list-item>
              <text:p text:style-name="P107">Provides resources and training on password security best practices. </text:p>
            </text:list-item>
            <text:list-item>
              <text:p text:style-name="P107">Approves exceptions to this policy (if any). </text:p>
            </text:list-item>
          </text:list>
        </text:list-item>
        <text:list-item>
          <text:p text:style-name="P48"><text:span text:style-name="Strong_20_Emphasis"><text:span text:style-name="T2">IT Department:</text:span></text:span><text:span text:style-name="T3"> </text:span></text:p>
          <text:list>
            <text:list-item>
              <text:p text:style-name="P107">Implements and maintains technical controls for password management. </text:p>
            </text:list-item>
            <text:list-item>
              <text:p text:style-name="P107">Monitors password security practices and reports any potential vulnerabilities. </text:p>
            </text:list-item>
            <text:list-item>
              <text:p text:style-name="P107">Provides password reset functionality. </text:p>
            </text:list-item>
          </text:list>
        </text:list-item>
        <text:list-item>
          <text:p text:style-name="P48"><text:span text:style-name="Strong_20_Emphasis"><text:span text:style-name="T2">Employees:</text:span></text:span><text:span text:style-name="T3"> </text:span></text:p>
          <text:list>
            <text:list-item>
              <text:p text:style-name="P107">Are responsible for creating and using strong passwords in accordance with this policy. </text:p>
            </text:list-item>
            <text:list-item>
              <text:p text:style-name="P107">Report any suspected password breaches or unauthorized access attempts. </text:p>
            </text:list-item>
          </text:list>
        </text:list-item>
      </text:list>
      <text:p text:style-name="P5"><text:span text:style-name="Strong_20_Emphasis"><text:span text:style-name="T2">6. Enforcement</text:span></text:span></text:p>
      <text:p text:style-name="P51">Failure to comply with this policy may result in disciplinary action, up to and including termination of employment. Exceptions to this policy may be granted on a case-by-case basis with management approval.</text:p>
      <text:p text:style-name="P5"><text:span text:style-name="Strong_20_Emphasis"><text:span text:style-name="T2">7. Review</text:span></text:span></text:p>
      <text:p text:style-name="P51">This policy will be reviewed periodically and updated as needed to reflect changes in technology, best practices, and regulatory requirements.</text:p>
      <text:p text:style-name="P5"><text:span text:style-name="Strong_20_Emphasis"><text:span text:style-name="T2">8. Training</text:span></text:span></text:p>
      <text:p text:style-name="P51">[Company Name] will provide training to all employees on password security best practices and the requirements of this policy. This training will be conducted upon initial hire and periodically thereafter.</text:p>
      <text:p text:style-name="P5"><text:span text:style-name="Strong_20_Emphasis"><text:span text:style-name="T2">9. Password Reset Process</text:span></text:span></text:p>
      <text:p text:style-name="P51"><text:soft-page-break/>In case of a forgotten password, employees can utilize the self-service password reset functionality available on the company network. This process will involve verifying the user's identity through a secure method (e.g., security questions, email verification).</text:p>
      <text:p text:style-name="P5"><text:span text:style-name="Strong_20_Emphasis"><text:span text:style-name="T2">10. Password Breach Response</text:span></text:span></text:p>
      <text:p text:style-name="P51">In the event of a suspected password breach, [Company Name] will take immediate action to mitigate the risk, including:</text:p>
      <text:list text:style-name="L23">
        <text:list-item>
          <text:p text:style-name="P115">Resetting compromised passwords. </text:p>
        </text:list-item>
        <text:list-item>
          <text:p text:style-name="P115">Investigating the source of the breach. </text:p>
        </text:list-item>
        <text:list-item>
          <text:p text:style-name="P115">Notifying affected individuals. </text:p>
        </text:list-item>
      </text:list>
      <text:p text:style-name="P5"><text:span text:style-name="Strong_20_Emphasis"><text:span text:style-name="T2">11. Related Documents</text:span></text:span></text:p>
      <text:list text:style-name="L24">
        <text:list-item>
          <text:p text:style-name="P118">Information Security Policy </text:p>
        </text:list-item>
        <text:list-item>
          <text:p text:style-name="P118">Acceptable Use Policy </text:p>
        </text:list-item>
      </text:list>
      <text:p text:style-name="P5"><text:span text:style-name="Strong_20_Emphasis"><text:span text:style-name="T2">By following this password policy, we can work together to protect our company's valuable data and maintain a secure computing environment.</text:span></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5:20:17.168250230</meta:creation-date>
    <dc:date>2024-07-09T15:21:54.667198966</dc:date>
    <meta:editing-duration>PT1M36S</meta:editing-duration>
    <meta:editing-cycles>5</meta:editing-cycles>
    <meta:generator>LibreOffice/24.2.4.2$Linux_X86_64 LibreOffice_project/420$Build-2</meta:generator>
    <meta:document-statistic meta:table-count="0" meta:image-count="0" meta:object-count="0" meta:page-count="3" meta:paragraph-count="55" meta:word-count="558" meta:character-count="3771" meta:non-whitespace-character-count="3268"/>
  </office:meta>
</office:document-meta>
</file>